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tyle="normal" fo:font-weight="normal" officeooo:rsid="00166cb0" officeooo:paragraph-rsid="00166cb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tyle="italic" fo:font-weight="bold" officeooo:rsid="00166cb0" officeooo:paragraph-rsid="00166cb0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style="italic" style:text-underline-style="none" fo:font-weight="bold" officeooo:rsid="00166cb0" officeooo:paragraph-rsid="00166cb0" style:font-size-asian="9.60000038146973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08a3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</text:span>icolò Baroncini (1834907) <text:s text:c="60"/><text:span text:style-name="T2">DESCRIZIONE GENERALE</text:span></text:p>
      <text:p text:style-name="P2">Leonardo Cataldi (1846379)</text:p>
      <text:p text:style-name="P2"/>
      <text:p text:style-name="P3">Nome del sito web: <text:span text:style-name="T4">StudyFellas</text:span></text:p>
      <text:p text:style-name="P3"><text:span text:style-name="T4"/></text:p>
      <text:p text:style-name="P4"><text:span text:style-name="T3">Il nostro sito vuole consentire la creazione di gruppi studio e la partecipazione a gruppi studio già esistenti. All’interno del gruppo sarà possibile condividere file, organizzare eventi tramite il calendar del gruppo, visualizzare gli altri partecipanti al gruppo e abbandonare il gruppo.</text:span></text:p>
      <text:p text:style-name="P4"><text:span text:style-name="T3"/></text:p>
      <text:p text:style-name="P4">Ruoli previsti e funzionalità ad essi offerte: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0.229cm" fo:margin-left="0.199cm" fo:margin-right="0.2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17:10:58.366000000</meta:creation-date>
    <meta:generator>LibreOffice/7.0.5.2$Linux_X86_64 LibreOffice_project/00$Build-2</meta:generator>
    <dc:date>2021-05-02T17:12:47.111859952</dc:date>
    <meta:editing-duration>PT38M11S</meta:editing-duration>
    <meta:editing-cycles>6</meta:editing-cycles>
    <meta:document-statistic meta:table-count="0" meta:image-count="0" meta:object-count="0" meta:page-count="1" meta:paragraph-count="5" meta:word-count="62" meta:character-count="499" meta:non-whitespace-character-count="382"/>
  </office:meta>
</office:document-meta>
</file>